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12.317cm"/>
    </style:style>
    <style:style style:name="co5" style:family="table-column">
      <style:table-column-properties fo:break-before="auto" style:column-width="8.858cm"/>
    </style:style>
    <style:style style:name="co6" style:family="table-column">
      <style:table-column-properties fo:break-before="auto" style:column-width="7.906cm"/>
    </style:style>
    <style:style style:name="co7" style:family="table-column">
      <style:table-column-properties fo:break-before="auto" style:column-width="4.0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1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" style:family="table-cell" style:parent-style-name="Default" style:data-style-name="N76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76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ff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order="0.74pt solid #000000"/>
    </style:style>
    <style:style style:name="ce11" style:family="table-cell" style:parent-style-name="Default" style:data-style-name="N76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ff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 style:data-style-name="N76">
      <style:table-cell-properties style:text-align-source="fix" style:repeat-content="false" fo:border="0.74pt solid #000000" style:vertical-align="middle"/>
      <style:paragraph-properties fo:text-align="center"/>
      <style:text-properties fo:color="#0000ff" fo:font-size="12pt" style:font-size-asian="12pt" style:font-size-complex="12pt"/>
    </style:style>
    <style:style style:name="ce3" style:family="table-cell" style:parent-style-name="Default" style:data-style-name="N76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76">
      <style:table-cell-properties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f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ff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ff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f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ff" fo:font-size="12pt" style:font-size-asian="12pt" style:font-size-complex="12pt"/>
    </style:style>
    <style:style style:name="ce42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>
      <style:table-cell-properties fo:border="0.74pt solid #000000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D31">
        <table:table-column table:style-name="co1" table:default-cell-style-name="ce41"/>
        <table:table-column table:style-name="co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9"/>
        <table:table-column table:style-name="co6" table:default-cell-style-name="ce5"/>
        <table:table-column table:style-name="co7" table:default-cell-style-name="ce5"/>
        <table:table-column table:style-name="co8" table:number-columns-repeated="13" table:default-cell-style-name="ce5"/>
        <table:table-column table:style-name="co8" table:number-columns-repeated="1004" table:default-cell-style-name="Default"/>
        <table:table-row table:style-name="ro1">
          <table:table-cell table:style-name="ce40" office:value-type="string" calcext:value-type="string">
            <text:p>Item</text:p>
          </table:table-cell>
          <table:table-cell table:style-name="ce1" office:value-type="string" calcext:value-type="string">
            <text:p>Date début</text:p>
          </table:table-cell>
          <table:table-cell table:style-name="ce1" office:value-type="string" calcext:value-type="string">
            <text:p>Date fin</text:p>
          </table:table-cell>
          <table:table-cell table:style-name="ce19" office:value-type="string" calcext:value-type="string">
            <text:p>Désignation</text:p>
          </table:table-cell>
          <table:table-cell table:style-name="ce19" office:value-type="string" calcext:value-type="string">
            <text:p>Evénement / lieu</text:p>
          </table:table-cell>
          <table:table-cell table:style-name="ce40" office:value-type="string" calcext:value-type="string">
            <text:p>Adresse école – entreprise</text:p>
          </table:table-cell>
          <table:table-cell table:style-name="ce40" office:value-type="string" calcext:value-type="string">
            <text:p>Note</text:p>
          </table:table-cell>
          <table:table-cell table:style-name="ce4" office:value-type="string" calcext:value-type="string">
            <text:p>Lien</text:p>
          </table:table-cell>
          <table:table-cell table:style-name="ce4" table:number-columns-repeated="12"/>
          <table:table-cell table:style-name="ce6" table:number-columns-repeated="1004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10" office:value-type="date" office:date-value="1919-06-28" calcext:value-type="date">
            <text:p>28 juin 1919</text:p>
          </table:table-cell>
          <table:table-cell table:style-name="ce1"/>
          <table:table-cell table:style-name="ce22" office:value-type="string" calcext:value-type="string">
            <text:p>Traité de Versailles</text:p>
          </table:table-cell>
          <table:table-cell table:style-name="ce19"/>
          <table:table-cell table:style-name="ce40" table:number-columns-repeated="2"/>
          <table:table-cell table:style-name="ce4" table:number-columns-repeated="13"/>
          <table:table-cell table:style-name="ce6" table:number-columns-repeated="1004"/>
        </table:table-row>
        <table:table-row table:style-name="ro1">
          <table:table-cell table:style-name="ce40" table:formula="of:=[.A2]+1" office:value-type="float" office:value="2" calcext:value-type="float">
            <text:p>2</text:p>
          </table:table-cell>
          <table:table-cell table:style-name="ce10" office:value-type="date" office:date-value="1932-05-10" calcext:value-type="date">
            <text:p>10 mai 1932</text:p>
          </table:table-cell>
          <table:table-cell table:style-name="ce10" office:value-type="date" office:date-value="1940-07-11" calcext:value-type="date">
            <text:p>11 juillet 1940</text:p>
          </table:table-cell>
          <table:table-cell table:style-name="ce22" office:value-type="string" calcext:value-type="string">
            <text:p>Albert Lebrun</text:p>
          </table:table-cell>
          <table:table-cell table:style-name="ce22" office:value-type="string" calcext:value-type="string">
            <text:p>Président de la République</text:p>
          </table:table-cell>
          <table:table-cell table:style-name="ce36" office:value-type="string" calcext:value-type="string">
            <text:p>Le dernier de la IIIe République</text:p>
          </table:table-cell>
          <table:table-cell table:style-name="ce40"/>
          <table:table-cell table:style-name="ce4" table:number-columns-repeated="13"/>
          <table:table-cell table:style-name="ce6" table:number-columns-repeated="1004"/>
        </table:table-row>
        <table:table-row table:style-name="ro1">
          <table:table-cell table:style-name="ce40" table:formula="of:=[.A3]+1" office:value-type="float" office:value="3" calcext:value-type="float">
            <text:p>3</text:p>
          </table:table-cell>
          <table:table-cell table:style-name="ce10" office:value-type="date" office:date-value="1933-07-01" calcext:value-type="date">
            <text:p>1 juillet 1933</text:p>
          </table:table-cell>
          <table:table-cell table:style-name="ce1"/>
          <table:table-cell table:style-name="ce22" office:value-type="string" calcext:value-type="string">
            <text:p>Arrivée d’Hitler au pouvoir</text:p>
          </table:table-cell>
          <table:table-cell table:style-name="ce19"/>
          <table:table-cell table:style-name="ce40" table:number-columns-repeated="2"/>
          <table:table-cell table:style-name="ce4" table:number-columns-repeated="13"/>
          <table:table-cell table:style-name="ce6" table:number-columns-repeated="1004"/>
        </table:table-row>
        <table:table-row table:style-name="ro1">
          <table:table-cell table:style-name="ce40" table:formula="of:=[.A4]+1" office:value-type="float" office:value="4" calcext:value-type="float">
            <text:p>4</text:p>
          </table:table-cell>
          <table:table-cell table:style-name="ce10" office:value-type="date" office:date-value="1939-09-03" calcext:value-type="date">
            <text:p>3 septembre 1939</text:p>
          </table:table-cell>
          <table:table-cell table:style-name="ce8"/>
          <table:table-cell table:style-name="ce22" office:value-type="string" calcext:value-type="string">
            <text:p>Début de la drôle de guerre</text:p>
          </table:table-cell>
          <table:table-cell table:style-name="ce36" office:value-type="string" calcext:value-type="string">
            <text:p>Mobilisation de Stéphane, André et Louis</text:p>
          </table:table-cell>
          <table:table-cell table:style-name="ce8"/>
          <table:table-cell table:style-name="ce40"/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5]+1" office:value-type="float" office:value="5" calcext:value-type="float">
            <text:p>5</text:p>
          </table:table-cell>
          <table:table-cell table:style-name="ce10" office:value-type="date" office:date-value="1940-05-10" calcext:value-type="date">
            <text:p>10 mai 1940</text:p>
          </table:table-cell>
          <table:table-cell table:style-name="ce8"/>
          <table:table-cell table:style-name="ce22" office:value-type="string" calcext:value-type="string">
            <text:p>Bataille de France</text:p>
          </table:table-cell>
          <table:table-cell table:style-name="ce36" office:value-type="string" calcext:value-type="string">
            <text:p>Fin de la drôle de guerre</text:p>
          </table:table-cell>
          <table:table-cell table:style-name="ce8"/>
          <table:table-cell table:style-name="ce40"/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6]+1" office:value-type="float" office:value="6" calcext:value-type="float">
            <text:p>6</text:p>
          </table:table-cell>
          <table:table-cell table:style-name="ce10" office:value-type="date" office:date-value="1940-05-17" calcext:value-type="date">
            <text:p>17 mai 1940</text:p>
          </table:table-cell>
          <table:table-cell table:style-name="ce8"/>
          <table:table-cell table:style-name="ce22" office:value-type="string" calcext:value-type="string">
            <text:p>Pétain rappelé au pouvoir</text:p>
          </table:table-cell>
          <table:table-cell table:style-name="ce36"/>
          <table:table-cell table:style-name="ce8"/>
          <table:table-cell table:style-name="ce40"/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7]+1" office:value-type="float" office:value="7" calcext:value-type="float">
            <text:p>7</text:p>
          </table:table-cell>
          <table:table-cell table:style-name="ce10" office:value-type="date" office:date-value="1940-05-18" calcext:value-type="date">
            <text:p>18 mai 1940</text:p>
          </table:table-cell>
          <table:table-cell table:style-name="ce8"/>
          <table:table-cell table:style-name="ce22" office:value-type="string" calcext:value-type="string">
            <text:p>Louis s’évade</text:p>
          </table:table-cell>
          <table:table-cell table:style-name="ce36"/>
          <table:table-cell table:style-name="ce8"/>
          <table:table-cell table:style-name="ce36" office:value-type="string" calcext:value-type="string">
            <text:p>Date approximative</text:p>
          </table:table-cell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8]+1" office:value-type="float" office:value="8" calcext:value-type="float">
            <text:p>8</text:p>
          </table:table-cell>
          <table:table-cell table:style-name="ce10" office:value-type="date" office:date-value="1940-06-18" calcext:value-type="date">
            <text:p>18 juin 1940</text:p>
          </table:table-cell>
          <table:table-cell table:style-name="ce8"/>
          <table:table-cell table:style-name="ce22" office:value-type="string" calcext:value-type="string">
            <text:p>Appel du Général de Gaulle</text:p>
          </table:table-cell>
          <table:table-cell table:style-name="ce36"/>
          <table:table-cell table:style-name="ce8"/>
          <table:table-cell table:style-name="ce40"/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9]+1" office:value-type="float" office:value="9" calcext:value-type="float">
            <text:p>9</text:p>
          </table:table-cell>
          <table:table-cell table:style-name="ce10" office:value-type="date" office:date-value="1940-06-22" calcext:value-type="date">
            <text:p>22 juin 1940</text:p>
          </table:table-cell>
          <table:table-cell table:style-name="ce8"/>
          <table:table-cell table:style-name="ce22" office:value-type="string" calcext:value-type="string">
            <text:p>Pétain signe l’armistice</text:p>
          </table:table-cell>
          <table:table-cell table:style-name="ce36"/>
          <table:table-cell table:style-name="ce8"/>
          <table:table-cell table:style-name="ce40"/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10]+1" office:value-type="float" office:value="10" calcext:value-type="float">
            <text:p>10</text:p>
          </table:table-cell>
          <table:table-cell table:style-name="ce10" office:value-type="date" office:date-value="1940-06-28" calcext:value-type="date">
            <text:p>28 juin 1940</text:p>
          </table:table-cell>
          <table:table-cell table:style-name="ce10" office:value-type="date" office:date-value="1940-09-15" calcext:value-type="date">
            <text:p>15 septembre 1940</text:p>
          </table:table-cell>
          <table:table-cell table:style-name="ce22" office:value-type="string" calcext:value-type="string">
            <text:p>La famille Leruste séjourne à Saint-Vincent-sur-Jard</text:p>
          </table:table-cell>
          <table:table-cell table:style-name="ce36" office:value-type="string" calcext:value-type="string">
            <text:p>Saint-Vincent-sur-Jard</text:p>
          </table:table-cell>
          <table:table-cell table:style-name="ce8"/>
          <table:table-cell table:style-name="ce36" office:value-type="string" calcext:value-type="string">
            <text:p>Date approximative</text:p>
          </table:table-cell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11]+1" office:value-type="float" office:value="11" calcext:value-type="float">
            <text:p>11</text:p>
          </table:table-cell>
          <table:table-cell table:style-name="ce10" office:value-type="date" office:date-value="1940-07-01" calcext:value-type="date">
            <text:p>1 juillet 1940</text:p>
          </table:table-cell>
          <table:table-cell table:style-name="ce10" office:value-type="date" office:date-value="1942-06-01" calcext:value-type="date">
            <text:p>1 juin 1942</text:p>
          </table:table-cell>
          <table:table-cell table:style-name="ce22" office:value-type="string" calcext:value-type="string">
            <text:p>Maison de Tourcoing réquisitionnée</text:p>
          </table:table-cell>
          <table:table-cell table:style-name="ce36" office:value-type="string" calcext:value-type="string">
            <text:p>Officier allemand et sa suite</text:p>
          </table:table-cell>
          <table:table-cell table:style-name="ce8"/>
          <table:table-cell table:style-name="ce36" office:value-type="string" calcext:value-type="string">
            <text:p>Date approximative</text:p>
          </table:table-cell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12]+1" office:value-type="float" office:value="12" calcext:value-type="float">
            <text:p>12</text:p>
          </table:table-cell>
          <table:table-cell table:style-name="ce10" office:value-type="date" office:date-value="1940-09-15" calcext:value-type="date">
            <text:p>15 septembre 1940</text:p>
          </table:table-cell>
          <table:table-cell table:style-name="ce10" office:value-type="date" office:date-value="1945-06-15" calcext:value-type="date">
            <text:p>15 juin 1945</text:p>
          </table:table-cell>
          <table:table-cell table:style-name="ce22" office:value-type="string" calcext:value-type="string">
            <text:p>La famille Leruste séjourne à Tulle</text:p>
          </table:table-cell>
          <table:table-cell table:style-name="ce36" office:value-type="string" calcext:value-type="string">
            <text:p>Tulle</text:p>
          </table:table-cell>
          <table:table-cell table:style-name="ce8"/>
          <table:table-cell table:style-name="ce36" office:value-type="string" calcext:value-type="string">
            <text:p>Date approximative</text:p>
          </table:table-cell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13]+1" office:value-type="float" office:value="13" calcext:value-type="float">
            <text:p>13</text:p>
          </table:table-cell>
          <table:table-cell table:style-name="ce10" office:value-type="date" office:date-value="1940-09-15" calcext:value-type="date">
            <text:p>15 septembre 1940</text:p>
          </table:table-cell>
          <table:table-cell table:style-name="ce10"/>
          <table:table-cell table:style-name="ce22" office:value-type="string" calcext:value-type="string">
            <text:p>Marie rentre (avec Louis) à La Madeleine avec ses 3 enfants</text:p>
          </table:table-cell>
          <table:table-cell table:style-name="ce36"/>
          <table:table-cell table:style-name="ce8"/>
          <table:table-cell table:style-name="ce36" office:value-type="string" calcext:value-type="string">
            <text:p>Date approximative</text:p>
          </table:table-cell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14]+1" office:value-type="float" office:value="14" calcext:value-type="float">
            <text:p>14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22" office:value-type="string" calcext:value-type="string">
            <text:p>Scolarité de Stéphane à La Madeleine</text:p>
          </table:table-cell>
          <table:table-cell table:style-name="ce36"/>
          <table:table-cell table:style-name="ce8"/>
          <table:table-cell table:style-name="ce36" office:value-type="string" calcext:value-type="string">
            <text:p>Date approximative</text:p>
          </table:table-cell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15]+1" office:value-type="float" office:value="15" calcext:value-type="float">
            <text:p>15</text:p>
          </table:table-cell>
          <table:table-cell table:style-name="ce10" office:value-type="date" office:date-value="1941-02-02" calcext:value-type="date">
            <text:p>2 février 1941</text:p>
          </table:table-cell>
          <table:table-cell table:style-name="ce8"/>
          <table:table-cell table:style-name="ce22" office:value-type="string" calcext:value-type="string">
            <text:p>Décès de Marie</text:p>
          </table:table-cell>
          <table:table-cell table:style-name="ce36"/>
          <table:table-cell table:style-name="ce8"/>
          <table:table-cell table:style-name="ce40"/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16]+1" office:value-type="float" office:value="16" calcext:value-type="float">
            <text:p>16</text:p>
          </table:table-cell>
          <table:table-cell table:style-name="ce10" office:value-type="date" office:date-value="1941-02-03" calcext:value-type="date">
            <text:p>3 février 1941</text:p>
          </table:table-cell>
          <table:table-cell table:style-name="ce8"/>
          <table:table-cell table:style-name="ce22" office:value-type="string" calcext:value-type="string">
            <text:p>Patrick est amené à Tulle</text:p>
          </table:table-cell>
          <table:table-cell table:style-name="ce36"/>
          <table:table-cell table:style-name="ce8"/>
          <table:table-cell table:style-name="ce36" office:value-type="string" calcext:value-type="string">
            <text:p>Date approximative</text:p>
          </table:table-cell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17]+1" office:value-type="float" office:value="17" calcext:value-type="float">
            <text:p>17</text:p>
          </table:table-cell>
          <table:table-cell table:style-name="ce10" office:value-type="date" office:date-value="1941-05-04" calcext:value-type="date">
            <text:p>4 mai 1941</text:p>
          </table:table-cell>
          <table:table-cell table:style-name="ce8"/>
          <table:table-cell table:style-name="ce22" office:value-type="string" calcext:value-type="string">
            <text:p>Naissance de Monique Duprez</text:p>
          </table:table-cell>
          <table:table-cell table:style-name="ce36"/>
          <table:table-cell table:style-name="ce8"/>
          <table:table-cell table:style-name="ce36"/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18]+1" office:value-type="float" office:value="18" calcext:value-type="float">
            <text:p>18</text:p>
          </table:table-cell>
          <table:table-cell table:style-name="ce10" office:value-type="date" office:date-value="1941-10-01" calcext:value-type="date">
            <text:p>1 octobre 1941</text:p>
          </table:table-cell>
          <table:table-cell table:style-name="ce10" office:value-type="date" office:date-value="1942-07-01" calcext:value-type="date">
            <text:p>1 juillet 1942</text:p>
          </table:table-cell>
          <table:table-cell table:style-name="ce10" office:value-type="string" calcext:value-type="string">
            <text:p>Scolarité de Stéphane à <text:s/>St Joseph à Lille</text:p>
          </table:table-cell>
          <table:table-cell table:style-name="ce10" table:number-columns-repeated="15"/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  <table:table-cell table:style-name="ce10" office:value-type="date" office:date-value="1941-07-01" calcext:value-type="date">
            <text:p>1 juillet 1941</text:p>
          </table:table-cell>
          <table:table-cell table:style-name="ce10" office:value-type="date" office:date-value="1940-10-01" calcext:value-type="date">
            <text:p>1 octobre 1940</text:p>
          </table:table-cell>
        </table:table-row>
        <table:table-row table:style-name="ro1">
          <table:table-cell table:style-name="ce40" table:formula="of:=[.A19]+1" office:value-type="float" office:value="19" calcext:value-type="float">
            <text:p>19</text:p>
          </table:table-cell>
          <table:table-cell table:style-name="ce10" office:value-type="date" office:date-value="1942-05-01" calcext:value-type="date">
            <text:p>1 mai 1942</text:p>
          </table:table-cell>
          <table:table-cell table:style-name="ce8"/>
          <table:table-cell table:style-name="ce22" office:value-type="string" calcext:value-type="string">
            <text:p>Retour de captivité de Stéphane</text:p>
          </table:table-cell>
          <table:table-cell table:style-name="ce36"/>
          <table:table-cell table:style-name="ce8"/>
          <table:table-cell table:style-name="ce36" office:value-type="string" calcext:value-type="string">
            <text:p>Date approximative</text:p>
          </table:table-cell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20]+1" office:value-type="float" office:value="20" calcext:value-type="float">
            <text:p>20</text:p>
          </table:table-cell>
          <table:table-cell table:style-name="ce10" office:value-type="date" office:date-value="1942-06-01" calcext:value-type="date">
            <text:p>1 juin 1942</text:p>
          </table:table-cell>
          <table:table-cell table:style-name="ce8"/>
          <table:table-cell table:style-name="ce22" office:value-type="string" calcext:value-type="string">
            <text:p>Maison de Tourcoing récupérée</text:p>
          </table:table-cell>
          <table:table-cell table:style-name="ce36"/>
          <table:table-cell table:style-name="ce8"/>
          <table:table-cell table:style-name="ce36" office:value-type="string" calcext:value-type="string">
            <text:p>Date approximative</text:p>
          </table:table-cell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21]+1" office:value-type="float" office:value="21" calcext:value-type="float">
            <text:p>21</text:p>
          </table:table-cell>
          <table:table-cell table:style-name="ce10" office:value-type="date" office:date-value="1942-07-01" calcext:value-type="date">
            <text:p>1 juillet 1942</text:p>
          </table:table-cell>
          <table:table-cell table:style-name="ce8"/>
          <table:table-cell table:style-name="ce41" office:value-type="string" calcext:value-type="string">
            <text:p>Colonie de vacances pour Stéphane et Jp</text:p>
          </table:table-cell>
          <table:table-cell table:style-name="ce22" office:value-type="string" calcext:value-type="string">
            <text:p>Servières-le-châreau en Corrèze</text:p>
          </table:table-cell>
          <table:table-cell table:style-name="ce8"/>
          <table:table-cell table:style-name="ce36" office:value-type="string" calcext:value-type="string">
            <text:p>Date approximative</text:p>
          </table:table-cell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22]+1" office:value-type="float" office:value="22" calcext:value-type="float">
            <text:p>22</text:p>
          </table:table-cell>
          <table:table-cell table:style-name="ce10" office:value-type="date" office:date-value="1942-10-01" calcext:value-type="date">
            <text:p>1 octobre 1942</text:p>
          </table:table-cell>
          <table:table-cell table:style-name="ce10" office:value-type="date" office:date-value="1943-07-01" calcext:value-type="date">
            <text:p>1 juillet 1943</text:p>
          </table:table-cell>
          <table:table-cell table:style-name="ce41" office:value-type="string" calcext:value-type="string">
            <text:p>Scolarité de Stéphane et JP</text:p>
          </table:table-cell>
          <table:table-cell table:style-name="ce22" office:value-type="string" calcext:value-type="string">
            <text:p>Ecole des Frères du Brun Pain à Tourcoing</text:p>
          </table:table-cell>
          <table:table-cell table:style-name="ce8"/>
          <table:table-cell table:style-name="ce36" office:value-type="string" calcext:value-type="string">
            <text:p>Date approximative</text:p>
          </table:table-cell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23]+1" office:value-type="float" office:value="23" calcext:value-type="float">
            <text:p>23</text:p>
          </table:table-cell>
          <table:table-cell table:style-name="ce10" office:value-type="date" office:date-value="1943-07-01" calcext:value-type="date">
            <text:p>1 juillet 1943</text:p>
          </table:table-cell>
          <table:table-cell table:style-name="ce8"/>
          <table:table-cell table:style-name="ce41" office:value-type="string" calcext:value-type="string">
            <text:p>Colonie de vacances pour Stéphane et Jp</text:p>
          </table:table-cell>
          <table:table-cell table:style-name="ce36" office:value-type="string" calcext:value-type="string">
            <text:p>Avesnois</text:p>
          </table:table-cell>
          <table:table-cell table:style-name="ce8"/>
          <table:table-cell table:style-name="ce36" office:value-type="string" calcext:value-type="string">
            <text:p>Date approximative</text:p>
          </table:table-cell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24]+1" office:value-type="float" office:value="24" calcext:value-type="float">
            <text:p>24</text:p>
          </table:table-cell>
          <table:table-cell table:style-name="ce10" office:value-type="date" office:date-value="1943-08-08" calcext:value-type="date">
            <text:p>8 août 1943</text:p>
          </table:table-cell>
          <table:table-cell table:style-name="ce8"/>
          <table:table-cell table:style-name="ce41" office:value-type="string" calcext:value-type="string">
            <text:p>Mariage de Stéphane et Marie-Françoise</text:p>
          </table:table-cell>
          <table:table-cell office:value-type="string" calcext:value-type="string">
            <text:p>8 rue Philippe de Girard 59 Tourcoing</text:p>
          </table:table-cell>
          <table:table-cell table:style-name="ce8"/>
          <table:table-cell table:style-name="ce36" office:value-type="string" calcext:value-type="string">
            <text:p>Date approximative</text:p>
          </table:table-cell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25]+1" office:value-type="float" office:value="25" calcext:value-type="float">
            <text:p>25</text:p>
          </table:table-cell>
          <table:table-cell table:style-name="ce10" office:value-type="date" office:date-value="1943-10-01" calcext:value-type="date">
            <text:p>1 octobre 1943</text:p>
          </table:table-cell>
          <table:table-cell table:style-name="ce10" office:value-type="date" office:date-value="1944-07-01" calcext:value-type="date">
            <text:p>1 juillet 1944</text:p>
          </table:table-cell>
          <table:table-cell table:style-name="ce41" office:value-type="string" calcext:value-type="string">
            <text:p>Scolarité de Stéphane et JP</text:p>
          </table:table-cell>
          <table:table-cell table:style-name="ce22" office:value-type="string" calcext:value-type="string">
            <text:p>Ecole des Frères du Brun Pain à Tourcoing</text:p>
          </table:table-cell>
          <table:table-cell table:style-name="ce8"/>
          <table:table-cell table:style-name="ce36" office:value-type="string" calcext:value-type="string">
            <text:p>Date approximative</text:p>
          </table:table-cell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26]+1" office:value-type="float" office:value="26" calcext:value-type="float">
            <text:p>26</text:p>
          </table:table-cell>
          <table:table-cell table:style-name="ce10" office:value-type="date" office:date-value="1944-06-09" calcext:value-type="date">
            <text:p>9 juin 1944</text:p>
          </table:table-cell>
          <table:table-cell table:style-name="ce8"/>
          <table:table-cell table:style-name="ce22" office:value-type="string" calcext:value-type="string">
            <text:p>Massacre de Tulle</text:p>
          </table:table-cell>
          <table:table-cell table:style-name="ce36" office:value-type="string" calcext:value-type="string">
            <text:p>Les 99 pendus (Raymond et Manu)</text:p>
          </table:table-cell>
          <table:table-cell table:style-name="ce8"/>
          <table:table-cell table:style-name="ce40"/>
          <table:table-cell table:style-name="ce4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40" table:formula="of:=[.A27]+1" office:value-type="float" office:value="27" calcext:value-type="float">
            <text:p>27</text:p>
          </table:table-cell>
          <table:table-cell table:style-name="ce8"/>
          <table:table-cell table:style-name="ce10" office:value-type="date" office:date-value="1958-10-04" calcext:value-type="date">
            <text:p>4 octobre 1958</text:p>
          </table:table-cell>
          <table:table-cell table:style-name="ce22" office:value-type="string" calcext:value-type="string">
            <text:p>IV république</text:p>
          </table:table-cell>
          <table:table-cell table:style-name="ce22" office:value-type="string" calcext:value-type="string">
            <text:p>Adoption par référendum</text:p>
          </table:table-cell>
          <table:table-cell table:style-name="ce36"/>
          <table:table-cell table:style-name="ce36" office:value-type="string" calcext:value-type="string">
            <text:p>Date approximative</text:p>
          </table:table-cell>
          <table:table-cell table:style-name="ce12" table:number-columns-repeated="13"/>
          <table:table-cell table:style-name="ce20" table:number-columns-repeated="1004"/>
        </table:table-row>
        <table:table-row table:style-name="ro2">
          <table:table-cell table:style-name="ce40" table:formula="of:=[.A28]+1" office:value-type="float" office:value="28" calcext:value-type="float">
            <text:p>28</text:p>
          </table:table-cell>
          <table:table-cell table:style-name="ce10" office:value-type="date" office:date-value="1946-10-21" calcext:value-type="date">
            <text:p>21 octobre 1946</text:p>
          </table:table-cell>
          <table:table-cell table:style-name="ce11" office:value-type="date" office:date-value="1947-01-16" calcext:value-type="date">
            <text:p>16 janvier 1947</text:p>
          </table:table-cell>
          <table:table-cell table:style-name="ce23" office:value-type="string" calcext:value-type="string">
            <text:p>Vincent Auriol</text:p>
          </table:table-cell>
          <table:table-cell table:style-name="ce23" office:value-type="string" calcext:value-type="string">
            <text:p>Président de l'Assemblée nationale exerce les fonctions de chef de l'État</text:p>
          </table:table-cell>
          <table:table-cell table:style-name="ce33" table:number-columns-repeated="2"/>
          <table:table-cell table:style-name="ce18" office:value-type="string" calcext:value-type="string">
            <text:p>http://dictionnaire.sensagent.leparisien.fr/Liste%20des%20pr%C3%A9sidents%20de%20la%20R%C3%A9publique%20fran%C3%A7aise/fr-fr/#Quatri%C3%A8me_R%C3%A9publique_(1946%E2%80%931958)</text:p>
          </table:table-cell>
          <table:table-cell table:style-name="ce13" table:number-columns-repeated="12"/>
          <table:table-cell table:style-name="ce21" table:number-columns-repeated="1004"/>
        </table:table-row>
        <table:table-row table:style-name="ro1">
          <table:table-cell table:style-name="ce40" table:formula="of:=[.A29]+1" office:value-type="float" office:value="29" calcext:value-type="float">
            <text:p>29</text:p>
          </table:table-cell>
          <table:table-cell table:style-name="ce11" office:value-type="date" office:date-value="1946-12-16" calcext:value-type="date">
            <text:p>16 décembre 1946</text:p>
          </table:table-cell>
          <table:table-cell table:style-name="ce26" office:value-type="date" office:date-value="1954-01-16" calcext:value-type="date">
            <text:p>16 janvier 1954</text:p>
          </table:table-cell>
          <table:table-cell table:style-name="ce33" office:value-type="string" calcext:value-type="string">
            <text:p>Vincent Auriol</text:p>
          </table:table-cell>
          <table:table-cell table:style-name="ce38" office:value-type="string" calcext:value-type="string">
            <text:p>Président de la république</text:p>
          </table:table-cell>
          <table:table-cell table:style-name="ce41"/>
          <table:table-cell table:style-name="ce43" office:value-type="string" calcext:value-type="string">
            <text:p>Vincent Auriol</text:p>
          </table:table-cell>
          <table:table-cell office:value-type="string" calcext:value-type="string">
            <text:p>https://fr.wikipedia.org/wiki/Vincent_Auriol</text:p>
          </table:table-cell>
          <table:table-cell table:number-columns-repeated="1016"/>
        </table:table-row>
        <table:table-row table:style-name="ro3">
          <table:table-cell table:style-name="ce7" table:formula="of:=[.A30]+1" office:value-type="float" office:value="30" calcext:value-type="float">
            <text:p>30</text:p>
          </table:table-cell>
          <table:table-cell table:style-name="ce14" office:value-type="date" office:date-value="1946-12-28" calcext:value-type="date">
            <text:p>28 décembre 1946</text:p>
          </table:table-cell>
          <table:table-cell table:style-name="ce14"/>
          <table:table-cell table:style-name="ce24" office:value-type="string" calcext:value-type="string">
            <text:p>Naissance de Régis à Roubaix à 17h</text:p>
          </table:table-cell>
          <table:table-cell table:style-name="ce27" office:value-type="string" calcext:value-type="string">
            <text:p>8 rue Philippe de Girard 59 Tourcoing</text:p>
          </table:table-cell>
          <table:table-cell table:style-name="ce42"/>
          <table:table-cell table:style-name="ce53"/>
          <table:table-cell table:style-name="ce30" table:number-columns-repeated="13"/>
          <table:table-cell table:style-name="ce37" table:number-columns-repeated="1004"/>
        </table:table-row>
        <table:table-row table:style-name="ro1">
          <table:table-cell/>
          <table:table-cell office:value-type="date" office:date-value="1952-10-01" calcext:value-type="date">
            <text:p>1 octobre 1952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18 Rue des Anges 59200 Tourcoing </text:p>
          </table:table-cell>
          <table:table-cell table:number-columns-repeated="1018"/>
        </table:table-row>
        <table:table-row table:style-name="ro1">
          <table:table-cell/>
          <table:table-cell table:formula="of:=[.B32]+365" office:value-type="date" office:date-value="1953-10-01" calcext:value-type="date">
            <text:p>1 octobre 19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18 Rue des Anges 59200 Tourcoing </text:p>
          </table:table-cell>
          <table:table-cell table:number-columns-repeated="1018"/>
        </table:table-row>
        <table:table-row table:style-name="ro1">
          <table:table-cell/>
          <table:table-cell table:formula="of:=[.B33]+365" office:value-type="date" office:date-value="1954-10-01" calcext:value-type="date">
            <text:p>1 octobre 19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Rue St Blaise 59200 Tourcoing </text:p>
          </table:table-cell>
          <table:table-cell table:number-columns-repeated="1018"/>
        </table:table-row>
        <table:table-row table:style-name="ro1">
          <table:table-cell/>
          <table:table-cell table:formula="of:=[.B34]+365" office:value-type="date" office:date-value="1955-10-01" calcext:value-type="date">
            <text:p>1 octobre 195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Rue St Blaise 59200 Tourcoing </text:p>
          </table:table-cell>
          <table:table-cell table:number-columns-repeated="1018"/>
        </table:table-row>
        <table:table-row table:style-name="ro1">
          <table:table-cell/>
          <table:table-cell table:formula="of:=[.B35]+365" office:value-type="date" office:date-value="1956-09-30" calcext:value-type="date">
            <text:p>30 septembre 195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Rue St Blaise 59200 Tourcoing </text:p>
          </table:table-cell>
          <table:table-cell table:number-columns-repeated="1018"/>
        </table:table-row>
        <table:table-row table:style-name="ro1">
          <table:table-cell/>
          <table:table-cell table:formula="of:=[.B36]+365" office:value-type="date" office:date-value="1957-09-30" calcext:value-type="date">
            <text:p>30 septembre 195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Rue St Blaise 59200 Tourcoing </text:p>
          </table:table-cell>
          <table:table-cell table:number-columns-repeated="1018"/>
        </table:table-row>
        <table:table-row table:style-name="ro1">
          <table:table-cell/>
          <table:table-cell table:formula="of:=[.B37]+365" office:value-type="date" office:date-value="1958-09-30" calcext:value-type="date">
            <text:p>30 septembre 195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Rue St Blaise 59200 Tourcoing </text:p>
          </table:table-cell>
          <table:table-cell table:number-columns-repeated="1018"/>
        </table:table-row>
        <table:table-row table:style-name="ro1">
          <table:table-cell/>
          <table:table-cell table:formula="of:=[.B38]+365" office:value-type="date" office:date-value="1959-09-30" calcext:value-type="date">
            <text:p>30 septembre 195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Rue St Blaise 59200 Tourcoing </text:p>
          </table:table-cell>
          <table:table-cell table:number-columns-repeated="1018"/>
        </table:table-row>
        <table:table-row table:style-name="ro1">
          <table:table-cell/>
          <table:table-cell table:formula="of:=[.B39]+365" office:value-type="date" office:date-value="1960-09-29" calcext:value-type="date">
            <text:p>29 septembre 196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Rue St Blaise 59200 Tourcoing </text:p>
          </table:table-cell>
          <table:table-cell table:number-columns-repeated="1018"/>
        </table:table-row>
        <table:table-row table:style-name="ro1">
          <table:table-cell/>
          <table:table-cell table:formula="of:=[.B40]+365" office:value-type="date" office:date-value="1961-09-29" calcext:value-type="date">
            <text:p>29 septembre 196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St Jean Baptiste de la Salle 59000 Lille</text:p>
          </table:table-cell>
          <table:table-cell table:number-columns-repeated="1018"/>
        </table:table-row>
        <table:table-row table:style-name="ro1">
          <table:table-cell/>
          <table:table-cell table:formula="of:=[.B41]+365" office:value-type="date" office:date-value="1962-09-29" calcext:value-type="date">
            <text:p>29 septembre 196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St Jean Baptiste de la Salle 59000 Lille</text:p>
          </table:table-cell>
          <table:table-cell table:number-columns-repeated="1018"/>
        </table:table-row>
        <table:table-row table:style-name="ro1">
          <table:table-cell/>
          <table:table-cell table:formula="of:=[.B42]+365" office:value-type="date" office:date-value="1963-09-29" calcext:value-type="date">
            <text:p>29 septembre 196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St Jean Baptiste de la Salle 59000 Lille</text:p>
          </table:table-cell>
          <table:table-cell table:number-columns-repeated="1018"/>
        </table:table-row>
        <table:table-row table:style-name="ro1">
          <table:table-cell/>
          <table:table-cell table:formula="of:=[.B43]+365" office:value-type="date" office:date-value="1964-09-28" calcext:value-type="date">
            <text:p>28 septembre 19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St Jean Baptiste de la Salle 59000 Lille</text:p>
          </table:table-cell>
          <table:table-cell table:number-columns-repeated="1018"/>
        </table:table-row>
        <table:table-row table:style-name="ro1">
          <table:table-cell/>
          <table:table-cell table:formula="of:=[.B44]+365" office:value-type="date" office:date-value="1965-09-28" calcext:value-type="date">
            <text:p>28 septembre 1965</text:p>
          </table:table-cell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St Jean Baptiste de la Salle 59000 Lille</text:p>
          </table:table-cell>
          <table:table-cell table:number-columns-repeated="1018"/>
        </table:table-row>
        <table:table-row table:style-name="ro1">
          <table:table-cell/>
          <table:table-cell table:formula="of:=[.B45]+365" office:value-type="date" office:date-value="1966-09-28" calcext:value-type="date">
            <text:p>28 septembre 1966</text:p>
          </table:table-cell>
          <table:table-cell/>
          <table:table-cell office:value-type="string" calcext:value-type="string">
            <text:p>Préparatoire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ESIT – Tournai – Belgique</text:p>
          </table:table-cell>
          <table:table-cell table:number-columns-repeated="1018"/>
        </table:table-row>
        <table:table-row table:style-name="ro1">
          <table:table-cell/>
          <table:table-cell table:formula="of:=[.B46]+365" office:value-type="date" office:date-value="1967-09-28" calcext:value-type="date">
            <text:p>28 septembre 19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ESIT – Tournai – Belgique</text:p>
          </table:table-cell>
          <table:table-cell table:number-columns-repeated="1018"/>
        </table:table-row>
        <table:table-row table:style-name="ro1">
          <table:table-cell/>
          <table:table-cell table:formula="of:=[.B47]+365" office:value-type="date" office:date-value="1968-09-27" calcext:value-type="date">
            <text:p>27 septembre 19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ESIT – Tournai – Belgique</text:p>
          </table:table-cell>
          <table:table-cell table:number-columns-repeated="1018"/>
        </table:table-row>
        <table:table-row table:style-name="ro1">
          <table:table-cell/>
          <table:table-cell table:formula="of:=[.B48]+365" office:value-type="date" office:date-value="1969-09-27" calcext:value-type="date">
            <text:p>27 septembre 19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ESIT – Tournai – Belgique</text:p>
          </table:table-cell>
          <table:table-cell table:number-columns-repeated="1018"/>
        </table:table-row>
        <table:table-row table:style-name="ro1">
          <table:table-cell/>
          <table:table-cell table:formula="of:=[.B49]+365" office:value-type="date" office:date-value="1970-09-27" calcext:value-type="date">
            <text:p>27 septembre 197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ESIT – Tournai – Belgique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1971-11-02" calcext:value-type="date">
            <text:p>2 novembre 1971</text:p>
          </table:table-cell>
          <table:table-cell office:value-type="date" office:date-value="1972-02-28" calcext:value-type="date">
            <text:p>28 février 1972</text:p>
          </table:table-cell>
          <table:table-cell office:value-type="string" calcext:value-type="string">
            <text:p>Réseau Téléphonique du Nord</text:p>
          </table:table-cell>
          <table:table-cell office:value-type="string" calcext:value-type="string">
            <text:p>8 rue Philippe de Girard 59 Tourcoing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1972-03-27" calcext:value-type="date">
            <text:p>27 mars 1972</text:p>
          </table:table-cell>
          <table:table-cell office:value-type="date" office:date-value="1972-10-23" calcext:value-type="date">
            <text:p>23 octobre 1972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8 rue Philippe de Girard 59 Tourcoing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1972-10-24" calcext:value-type="date">
            <text:p>24 octobre 1972</text:p>
          </table:table-cell>
          <table:table-cell office:value-type="date" office:date-value="1972-12-31" calcext:value-type="date">
            <text:p>31 décembre 1972</text:p>
          </table:table-cell>
          <table:table-cell office:value-type="string" calcext:value-type="string">
            <text:p>Chomage</text:p>
          </table:table-cell>
          <table:table-cell office:value-type="string" calcext:value-type="string">
            <text:p>8 rue Philippe de Girard 59 Tourcoing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1973-01-05" calcext:value-type="date">
            <text:p>5 janvier 1973</text:p>
          </table:table-cell>
          <table:table-cell office:value-type="date" office:date-value="1973-05-04" calcext:value-type="date">
            <text:p>4 mai 1973</text:p>
          </table:table-cell>
          <table:table-cell office:value-type="string" calcext:value-type="string">
            <text:p>SOCIETE CICOR</text:p>
          </table:table-cell>
          <table:table-cell office:value-type="string" calcext:value-type="string">
            <text:p>Rue Philibert Delorme 75017 Pari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d Richard Lenoir 75011 Paris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1973-06-05" calcext:value-type="date">
            <text:p>5 juin 1973</text:p>
          </table:table-cell>
          <table:table-cell office:value-type="date" office:date-value="1973-10-06" calcext:value-type="date">
            <text:p>6 octobre 1973</text:p>
          </table:table-cell>
          <table:table-cell office:value-type="string" calcext:value-type="string">
            <text:p>DEBEAUPUIS</text:p>
          </table:table-cell>
          <table:table-cell office:value-type="string" calcext:value-type="string">
            <text:p>Rue Pierre Bonnard 78 Jouy-en-Josas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1973-01-01" calcext:value-type="date">
            <text:p>1 janvier 1973</text:p>
          </table:table-cell>
          <table:table-cell office:value-type="date" office:date-value="1973-12-31" calcext:value-type="date">
            <text:p>31 décembre 1973</text:p>
          </table:table-cell>
          <table:table-cell office:value-type="string" calcext:value-type="string">
            <text:p>THALES</text:p>
          </table:table-cell>
          <table:table-cell office:value-type="string" calcext:value-type="string">
            <text:p>Rue Pierre Bonnard 78 Jouy-en-Josas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1975-01-01" calcext:value-type="date">
            <text:p>1 janvier 1975</text:p>
          </table:table-cell>
          <table:table-cell office:value-type="date" office:date-value="1976-12-31" calcext:value-type="date">
            <text:p>31 décembre 1976</text:p>
          </table:table-cell>
          <table:table-cell office:value-type="string" calcext:value-type="string">
            <text:p>THALES</text:p>
          </table:table-cell>
          <table:table-cell office:value-type="string" calcext:value-type="string">
            <text:p>Rue des Bergères 91940 Les Ulis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1977-01-01" calcext:value-type="date">
            <text:p>1 janvier 1977</text:p>
          </table:table-cell>
          <table:table-cell office:value-type="date" office:date-value="1980-05-31" calcext:value-type="date">
            <text:p>31 mai 1980</text:p>
          </table:table-cell>
          <table:table-cell office:value-type="string" calcext:value-type="string">
            <text:p>THALES UNIVERSITE</text:p>
          </table:table-cell>
          <table:table-cell office:value-type="string" calcext:value-type="string">
            <text:p>Rue des Bergères 91940 Les Uli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es Vignes de Bures 91940 Les Ulis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1980-06-01" calcext:value-type="date">
            <text:p>1 juin 1980</text:p>
          </table:table-cell>
          <table:table-cell office:value-type="date" office:date-value="1984-12-31" calcext:value-type="date">
            <text:p>31 décembre 1984</text:p>
          </table:table-cell>
          <table:table-cell office:value-type="string" calcext:value-type="string">
            <text:p>THALES</text:p>
          </table:table-cell>
          <table:table-cell office:value-type="string" calcext:value-type="string">
            <text:p>Les Vignes de Bures 91940 Les Ulis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1984-03-05" calcext:value-type="date">
            <text:p>5 mars 1984</text:p>
          </table:table-cell>
          <table:table-cell office:value-type="date" office:date-value="1986-09-25" calcext:value-type="date">
            <text:p>25 septembre 1986</text:p>
          </table:table-cell>
          <table:table-cell office:value-type="string" calcext:value-type="string">
            <text:p>EURIWARE GROUP (ESIA)</text:p>
          </table:table-cell>
          <table:table-cell office:value-type="string" calcext:value-type="string">
            <text:p>Les Vignes de Bures 91940 Les Uli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28C rue Henri Simon 78000 Versail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7 rue des campanules 49280 La Séguinièr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49 Villedieu La Blouèr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 rue du clos pont ville 44420 Piriac sur mer 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1986-01-01" calcext:value-type="date">
            <text:p>1 janvier 1986</text:p>
          </table:table-cell>
          <table:table-cell office:value-type="date" office:date-value="2007-10-31" calcext:value-type="date">
            <text:p>31 octobre 2007</text:p>
          </table:table-cell>
          <table:table-cell office:value-type="string" calcext:value-type="string">
            <text:p>THALES</text:p>
          </table:table-cell>
          <table:table-cell office:value-type="string" calcext:value-type="string">
            <text:p>1 rue du clos pont ville 44420 Piriac sur mer 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07-10-31" calcext:value-type="date">
            <text:p>31 octobre 2007</text:p>
          </table:table-cell>
          <table:table-cell/>
          <table:table-cell office:value-type="string" calcext:value-type="string">
            <text:p>Retraite</text:p>
          </table:table-cell>
          <table:table-cell office:value-type="string" calcext:value-type="string">
            <text:p>1 rue du clos pont ville 44420 Piriac sur mer 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1 rue du Languernais 44350 St Molf</text:p>
          </table:table-cell>
          <table:table-cell table:number-columns-repeated="101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5:31:28.171548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2:59:01.296080739</meta:creation-date>
    <dc:date>2023-09-20T15:41:32.073951515</dc:date>
    <meta:editing-duration>PT2H32M40S</meta:editing-duration>
    <meta:editing-cycles>16</meta:editing-cycles>
    <meta:generator>LibreOffice/6.4.7.2$Linux_X86_64 LibreOffice_project/40$Build-2</meta:generator>
    <meta:print-date>2023-09-20T15:41:12.709549294</meta:print-date>
    <meta:document-statistic meta:table-count="1" meta:cell-count="1278" meta:object-count="0"/>
  </office:meta>
</office:document-meta>
</file>